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herif" svg:font-family="'Liberation Sh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Text_20_body">
      <style:paragraph-properties fo:margin-left="0.0417in" fo:margin-right="0in" fo:margin-top="0.0071in" fo:margin-bottom="0in" style:contextual-spacing="false" fo:text-indent="0in" style:auto-text-indent="false"/>
    </style:style>
    <style:style style:name="P2" style:family="paragraph" style:parent-style-name="Frame_20_contents">
      <style:paragraph-properties fo:margin-left="0in" fo:margin-right="0in" fo:margin-top="0.0071in" fo:margin-bottom="0in" style:contextual-spacing="false" fo:text-align="end" style:justify-single-word="false" fo:text-indent="0in" style:auto-text-indent="false"/>
    </style:style>
    <style:style style:name="P3" style:family="paragraph" style:parent-style-name="Frame_20_contents" style:master-page-name="">
      <loext:graphic-properties draw:fill="none"/>
      <style:paragraph-properties fo:margin-left="0in" fo:margin-right="0in" fo:margin-top="0.0071in" fo:margin-bottom="0in" style:contextual-spacing="false" fo:text-align="end" style:justify-single-word="false" fo:text-indent="0in" style:auto-text-indent="false" style:page-number="auto" fo:background-color="transparent"/>
    </style:style>
    <style:style style:name="P4"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5" style:family="paragraph" style:parent-style-name="Standard">
      <loext:graphic-properties draw:fill="none"/>
      <style:paragraph-properties fo:margin-left="0in" fo:margin-right="0in" fo:text-indent="0in" style:auto-text-indent="false" fo:background-color="transparent"/>
    </style:style>
    <style:style style:name="P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1d39b4" officeooo:paragraph-rsid="001d39b4"/>
    </style:style>
    <style:style style:name="P7"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officeooo:rsid="001d39b4" officeooo:paragraph-rsid="001d39b4"/>
    </style:style>
    <style:style style:name="P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officeooo:rsid="001ec75a" officeooo:paragraph-rsid="001ec75a" style:font-size-asian="14pt" style:font-size-complex="14pt"/>
    </style:style>
    <style:style style:name="P9" style:family="paragraph" style:parent-style-name="Standard">
      <loext:graphic-properties draw:fill="none"/>
      <style:paragraph-properties fo:margin-left="0in" fo:margin-right="0in" fo:line-height="115%" fo:text-align="start" style:justify-single-word="false" fo:text-indent="0in" style:auto-text-indent="false" fo:break-before="page" fo:background-color="transparent"/>
      <style:text-properties fo:font-size="14pt" officeooo:rsid="001ec75a" officeooo:paragraph-rsid="001ec75a" style:font-size-asian="14pt" style:font-size-complex="14pt"/>
    </style:style>
    <style:style style:name="P1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officeooo:rsid="001ec75a" officeooo:paragraph-rsid="001ec75a" style:font-size-asian="14pt" style:font-size-complex="14pt"/>
    </style:style>
    <style:style style:name="P1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officeooo:rsid="0023624c" officeooo:paragraph-rsid="0023624c" style:font-size-asian="14pt" style:font-size-complex="14pt"/>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fo:font-weight="bold" officeooo:rsid="001ec75a" officeooo:paragraph-rsid="001ec75a" style:font-size-asian="14pt" style:font-weight-asian="bold" style:font-size-complex="14pt" style:font-weight-complex="bold"/>
    </style:style>
    <style:style style:name="P13"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reak-before="page" fo:background-color="transparent"/>
      <style:text-properties fo:font-size="14pt" style:text-underline-style="solid" style:text-underline-width="auto" style:text-underline-color="font-color" fo:font-weight="bold" officeooo:rsid="002b583c" officeooo:paragraph-rsid="003c9bd7" style:font-size-asian="14pt" style:font-weight-asian="bold" style:font-size-complex="14pt" style:font-weight-complex="bold"/>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4pt" style:text-underline-style="solid" style:text-underline-width="auto" style:text-underline-color="font-color" fo:font-weight="bold" officeooo:rsid="002da652" officeooo:paragraph-rsid="002da652" style:font-size-asian="12.25pt" style:font-weight-asian="bold" style:font-size-complex="14pt" style:font-weight-complex="bold"/>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officeooo:rsid="0026ce81" officeooo:paragraph-rsid="0026ce81" style:font-size-asian="12.25pt" style:font-size-complex="14pt"/>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4pt" style:text-underline-style="solid" style:text-underline-width="auto" style:text-underline-color="font-color" officeooo:rsid="0026ce81" officeooo:paragraph-rsid="0026ce81" style:font-size-asian="12.25pt" style:font-size-complex="14pt"/>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officeooo:rsid="0028779d" officeooo:paragraph-rsid="0028779d" style:font-size-asian="12.25pt" style:font-size-complex="14pt"/>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officeooo:rsid="00364875" officeooo:paragraph-rsid="00364875" style:font-size-asian="12.25pt" style:font-size-complex="14pt"/>
    </style:style>
    <style:style style:name="P19"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size="14pt" officeooo:rsid="0023624c" officeooo:paragraph-rsid="0023624c" style:font-size-asian="12.25pt" style:font-size-complex="14pt"/>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officeooo:rsid="002f39eb" officeooo:paragraph-rsid="00348f3f" style:font-size-asian="12.25pt" style:font-size-complex="14pt"/>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officeooo:rsid="0030e645" officeooo:paragraph-rsid="0030e645" style:font-size-asian="12.25pt" style:font-size-complex="14pt"/>
    </style:style>
    <style:style style:name="P22" style:family="paragraph" style:parent-style-name="Standard" style:list-style-name="L1">
      <loext:graphic-properties draw:fill="none"/>
      <style:paragraph-properties fo:text-align="start" style:justify-single-word="false" fo:background-color="transparent"/>
      <style:text-properties fo:font-size="14pt" officeooo:rsid="003156fc" officeooo:paragraph-rsid="003156fc" style:font-size-asian="12.25pt" style:font-size-complex="14pt"/>
    </style:style>
    <style:style style:name="P23" style:family="paragraph" style:parent-style-name="Standard">
      <loext:graphic-properties draw:fill="none"/>
      <style:paragraph-properties fo:text-align="start" style:justify-single-word="false" fo:background-color="transparent"/>
      <style:text-properties fo:font-size="14pt" officeooo:rsid="003156fc" officeooo:paragraph-rsid="003156fc" style:font-size-asian="12.25pt" style:font-size-complex="14pt"/>
    </style:style>
    <style:style style:name="P24"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size="14pt" officeooo:rsid="003156fc" officeooo:paragraph-rsid="00348f3f" style:font-size-asian="12.25pt" style:font-size-complex="14pt"/>
    </style:style>
    <style:style style:name="P25"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size="14pt" officeooo:rsid="00364875" officeooo:paragraph-rsid="00364875" style:font-size-asian="12.25pt" style:font-size-complex="14pt"/>
    </style:style>
    <style:style style:name="P2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officeooo:rsid="00364875" officeooo:paragraph-rsid="00364875" style:font-size-asian="12.25pt" style:font-size-complex="14pt"/>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none" officeooo:rsid="00364875" officeooo:paragraph-rsid="00364875" style:font-size-asian="12.25pt" style:font-size-complex="14pt"/>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none" fo:font-weight="normal" officeooo:rsid="0026ce81" officeooo:paragraph-rsid="0026ce81" style:font-size-asian="12.25pt" style:font-weight-asian="normal" style:font-size-complex="14pt" style:font-weight-complex="normal"/>
    </style:style>
    <style:style style:name="P29" style:family="paragraph" style:parent-style-name="Standard" style:list-style-name="L2">
      <loext:graphic-properties draw:fill="none"/>
      <style:paragraph-properties fo:text-align="start" style:justify-single-word="false" fo:background-color="transparent"/>
      <style:text-properties officeooo:paragraph-rsid="00348f3f"/>
    </style:style>
    <style:style style:name="P3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3624c" officeooo:paragraph-rsid="0023624c"/>
    </style:style>
    <style:style style:name="P3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2pt" officeooo:rsid="001d39b4" officeooo:paragraph-rsid="001d39b4" style:font-size-asian="10.5pt" style:font-size-complex="12pt"/>
    </style:style>
    <style:style style:name="P32"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font-size="12pt" officeooo:rsid="001ec75a" officeooo:paragraph-rsid="001ec75a" style:font-size-asian="12pt" style:font-size-complex="12pt"/>
    </style:style>
    <style:style style:name="P33"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solid" style:text-underline-width="auto" style:text-underline-color="font-color" fo:font-weight="bold" officeooo:rsid="0025c010" officeooo:paragraph-rsid="0033f608" style:font-size-asian="10.5pt" style:font-weight-asian="bold" style:font-size-complex="12pt" style:font-weight-complex="bold"/>
    </style:style>
    <style:style style:name="P34"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size="12pt" style:text-underline-style="solid" style:text-underline-width="auto" style:text-underline-color="font-color" fo:font-weight="bold" officeooo:rsid="002b583c" officeooo:paragraph-rsid="003c9bd7" style:font-size-asian="10.5pt" style:font-weight-asian="bold" style:font-size-complex="12pt" style:font-weight-complex="bold"/>
    </style:style>
    <style:style style:name="P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fo:font-weight="normal" officeooo:rsid="0028779d" officeooo:paragraph-rsid="0028779d" style:font-size-asian="10.5pt" style:font-weight-asian="normal" style:font-size-complex="12pt" style:font-weight-complex="normal"/>
    </style:style>
    <style:style style:name="P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fo:font-weight="normal" officeooo:rsid="002f39eb" officeooo:paragraph-rsid="002f39eb" style:font-size-asian="10.5pt" style:font-weight-asian="normal" style:font-size-complex="12pt" style:font-weight-complex="normal"/>
    </style:style>
    <style:style style:name="P37"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normal" officeooo:rsid="0025c010" officeooo:paragraph-rsid="0033f608" style:font-size-asian="10.5pt" style:font-weight-asian="normal" style:font-size-complex="12pt" style:font-weight-complex="normal"/>
    </style:style>
    <style:style style:name="P38"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none" fo:font-weight="normal" officeooo:rsid="0025c010" officeooo:paragraph-rsid="0033f608" style:font-size-asian="10.5pt" style:font-weight-asian="normal" style:font-size-complex="12pt" style:font-weight-complex="normal" loext:padding="0in" loext:border="none"/>
    </style:style>
    <style:style style:name="P39"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normal" officeooo:rsid="0027815d" officeooo:paragraph-rsid="003abdbb" style:font-size-asian="10.5pt" style:font-weight-asian="normal" style:font-size-complex="12pt" style:font-weight-complex="normal"/>
    </style:style>
    <style:style style:name="P40"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normal" officeooo:rsid="0027815d" officeooo:paragraph-rsid="003c9bd7" style:font-size-asian="10.5pt" style:font-weight-asian="normal" style:font-size-complex="12pt" style:font-weight-complex="normal"/>
    </style:style>
    <style:style style:name="P41" style:family="paragraph" style:parent-style-name="Standard" style:list-style-name="L10">
      <loext:graphic-properties draw:fill="none"/>
      <style:paragraph-properties fo:margin-top="0.0398in" fo:margin-bottom="0.0398in" style:contextual-spacing="false" fo:line-height="115%" fo:text-align="justify" style:justify-single-word="false" fo:background-color="transparent"/>
      <style:text-properties fo:font-size="12pt" style:text-underline-style="none" fo:font-weight="normal" officeooo:rsid="0027815d" officeooo:paragraph-rsid="003ecc36" style:font-size-asian="10.5pt" style:font-weight-asian="normal" style:font-size-complex="12pt" style:font-weight-complex="normal"/>
    </style:style>
    <style:style style:name="P42" style:family="paragraph" style:parent-style-name="Standard" style:list-style-name="L10">
      <loext:graphic-properties draw:fill="none"/>
      <style:paragraph-properties fo:line-height="115%" fo:text-align="justify" style:justify-single-word="false" fo:background-color="transparent"/>
      <style:text-properties fo:font-size="12pt" style:text-underline-style="none" fo:font-weight="normal" officeooo:rsid="0027815d" officeooo:paragraph-rsid="003ecc36" style:font-size-asian="10.5pt" style:font-weight-asian="normal" style:font-size-complex="12pt" style:font-weight-complex="normal"/>
    </style:style>
    <style:style style:name="P43" style:family="paragraph" style:parent-style-name="Standard">
      <loext:graphic-properties draw:fill="none"/>
      <style:paragraph-properties fo:margin-top="0.0398in" fo:margin-bottom="0.0398in" style:contextual-spacing="false" fo:line-height="115%" fo:text-align="justify" style:justify-single-word="false" fo:background-color="transparent"/>
      <style:text-properties fo:font-size="12pt" style:text-underline-style="none" fo:font-weight="normal" officeooo:rsid="0027815d" officeooo:paragraph-rsid="003ecc36" style:font-size-asian="10.5pt" style:font-weight-asian="normal" style:font-size-complex="12pt" style:font-weight-complex="normal"/>
    </style:style>
    <style:style style:name="P44"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fo:font-size="12pt" style:text-underline-style="none" fo:font-weight="normal" officeooo:rsid="0027815d" officeooo:paragraph-rsid="004107ab" style:font-size-asian="10.5pt" style:font-weight-asian="normal" style:font-size-complex="12pt" style:font-weight-complex="normal"/>
    </style:style>
    <style:style style:name="P45" style:family="paragraph" style:parent-style-name="Standard" style:list-style-name="L12">
      <loext:graphic-properties draw:fill="none"/>
      <style:paragraph-properties fo:margin-top="0.0398in" fo:margin-bottom="0.0398in" style:contextual-spacing="false" fo:line-height="115%" fo:text-align="justify" style:justify-single-word="false" fo:background-color="transparent"/>
      <style:text-properties fo:font-size="12pt" style:text-underline-style="none" fo:font-weight="normal" officeooo:rsid="0027815d" officeooo:paragraph-rsid="004107ab" style:font-size-asian="10.5pt" style:font-weight-asian="normal" style:font-size-complex="12pt" style:font-weight-complex="normal"/>
    </style:style>
    <style:style style:name="P46" style:family="paragraph" style:parent-style-name="Standard" style:list-style-name="L13">
      <loext:graphic-properties draw:fill="none"/>
      <style:paragraph-properties fo:margin-top="0.0398in" fo:margin-bottom="0.0398in" style:contextual-spacing="false" fo:line-height="115%" fo:text-align="justify" style:justify-single-word="false" fo:background-color="transparent"/>
      <style:text-properties fo:font-size="12pt" style:text-underline-style="none" fo:font-weight="normal" officeooo:rsid="004107ab" officeooo:paragraph-rsid="004107ab" style:font-size-asian="10.5pt" style:font-weight-asian="normal" style:font-size-complex="12pt" style:font-weight-complex="normal"/>
    </style:style>
    <style:style style:name="P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fo:font-weight="normal" officeooo:rsid="00364875" officeooo:paragraph-rsid="0036a8f5" style:font-size-asian="12pt" style:font-weight-asian="normal" style:font-size-complex="12pt" style:font-weight-complex="normal"/>
    </style:style>
    <style:style style:name="P48"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none" fo:font-weight="bold" officeooo:rsid="0025c010" officeooo:paragraph-rsid="0033f608" style:font-size-asian="10.5pt" style:font-weight-asian="bold" style:font-size-complex="12pt" style:font-weight-complex="bold"/>
    </style:style>
    <style:style style:name="P49"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bold" officeooo:rsid="0025c010" officeooo:paragraph-rsid="0033f608" style:font-size-asian="10.5pt" style:font-weight-asian="bold" style:font-size-complex="12pt" style:font-weight-complex="bold"/>
    </style:style>
    <style:style style:name="P50"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none" fo:font-weight="bold" officeooo:rsid="0035572a" officeooo:paragraph-rsid="0035572a" style:font-size-asian="10.5pt" style:font-weight-asian="bold" style:font-size-complex="12pt" style:font-weight-complex="bold" loext:padding="0in" loext:border="none"/>
    </style:style>
    <style:style style:name="P51"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size="12pt" style:text-underline-style="none" fo:font-weight="bold" officeooo:rsid="0027815d" officeooo:paragraph-rsid="004107ab" style:font-size-asian="10.5pt" style:font-weight-asian="bold" style:font-size-complex="12pt" style:font-weight-complex="bold"/>
    </style:style>
    <style:style style:name="P52"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fo:font-size="12pt" style:text-underline-style="none" fo:font-weight="bold" officeooo:rsid="0027815d" officeooo:paragraph-rsid="004107ab" style:font-size-asian="10.5pt" style:font-weight-asian="bold" style:font-size-complex="12pt" style:font-weight-complex="bold"/>
    </style:style>
    <style:style style:name="P53"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fo:font-size="12pt" style:text-underline-style="none" fo:font-weight="bold" officeooo:rsid="004107ab" officeooo:paragraph-rsid="004107ab" style:font-size-asian="10.5pt" style:font-weight-asian="bold" style:font-size-complex="12pt" style:font-weight-complex="bold"/>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style:text-underline-style="none" officeooo:rsid="00364875" officeooo:paragraph-rsid="00364875" style:font-size-asian="12pt" style:font-size-complex="12pt"/>
    </style:style>
    <style:style style:name="P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36a8f5" officeooo:paragraph-rsid="00388d83" style:font-size-asian="12pt" style:font-size-complex="12pt"/>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herif" fo:font-size="12pt" style:text-underline-style="none" fo:font-weight="normal" officeooo:rsid="0026ce81" officeooo:paragraph-rsid="0026ce81" style:font-size-asian="12pt" style:font-weight-asian="normal" style:font-size-complex="12pt" style:font-weight-complex="normal"/>
    </style:style>
    <style:style style:name="P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iberation Serif" fo:font-size="12pt" style:text-underline-style="none" fo:font-weight="normal" officeooo:rsid="0026ce81" officeooo:paragraph-rsid="0026ce81" style:font-size-asian="12pt" style:font-weight-asian="normal" style:font-size-complex="12pt" style:font-weight-complex="normal"/>
    </style:style>
    <style:style style:name="P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iberation Serif" fo:font-size="12pt" style:text-underline-style="none" fo:font-weight="normal" officeooo:rsid="0028010d" officeooo:paragraph-rsid="0028010d" style:font-size-asian="10.5pt" style:font-weight-asian="normal" style:font-size-complex="12pt" style:font-weight-complex="normal"/>
    </style:style>
    <style:style style:name="P5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solid" style:text-underline-width="auto" style:text-underline-color="font-color" fo:font-weight="bold" officeooo:rsid="0028010d" officeooo:paragraph-rsid="0028010d" style:font-size-asian="14pt" style:font-weight-asian="bold" style:font-size-complex="14pt" style:font-weight-complex="bold"/>
    </style:style>
    <style:style style:name="P60" style:family="paragraph" style:parent-style-name="Standard" style:list-style-name="L8">
      <loext:graphic-properties draw:fill="none"/>
      <style:paragraph-properties fo:text-align="start" style:justify-single-word="false" fo:background-color="transparent"/>
      <style:text-properties fo:font-weight="normal" officeooo:rsid="003156fc" officeooo:paragraph-rsid="00348f3f" style:font-weight-asian="normal" style:font-weight-complex="normal"/>
    </style:style>
    <style:style style:name="P61" style:family="paragraph" style:parent-style-name="Standard" style:list-style-name="L9">
      <loext:graphic-properties draw:fill="none"/>
      <style:paragraph-properties fo:text-align="start" style:justify-single-word="false" fo:background-color="transparent"/>
      <style:text-properties fo:font-weight="normal" officeooo:rsid="003156fc" officeooo:paragraph-rsid="00348f3f" style:font-weight-asian="normal" style:font-weight-complex="normal"/>
    </style:style>
    <style:style style:name="P6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f39eb" officeooo:paragraph-rsid="002f39eb"/>
    </style:style>
    <style:style style:name="P63" style:family="paragraph" style:parent-style-name="Standard" style:list-style-name="L2">
      <loext:graphic-properties draw:fill="none"/>
      <style:paragraph-properties fo:text-align="start" style:justify-single-word="false" fo:background-color="transparent"/>
      <style:text-properties officeooo:rsid="003156fc" officeooo:paragraph-rsid="00348f3f"/>
    </style:style>
    <style:style style:name="P64" style:family="paragraph" style:parent-style-name="Standard">
      <loext:graphic-properties draw:fill="none"/>
      <style:paragraph-properties fo:text-align="start" style:justify-single-word="false" fo:background-color="transparent"/>
      <style:text-properties officeooo:rsid="003156fc" officeooo:paragraph-rsid="003156fc"/>
    </style:style>
    <style:style style:name="P65" style:family="paragraph" style:parent-style-name="Standard" style:list-style-name="L7">
      <loext:graphic-properties draw:fill="none"/>
      <style:paragraph-properties fo:text-align="start" style:justify-single-word="false" fo:background-color="transparent"/>
      <style:text-properties officeooo:rsid="003156fc" officeooo:paragraph-rsid="00348f3f"/>
    </style:style>
    <style:style style:name="P66" style:family="paragraph" style:parent-style-name="Standard" style:list-style-name="L8">
      <loext:graphic-properties draw:fill="none"/>
      <style:paragraph-properties fo:text-align="start" style:justify-single-word="false" fo:background-color="transparent"/>
      <style:text-properties officeooo:rsid="003156fc" officeooo:paragraph-rsid="00348f3f"/>
    </style:style>
    <style:style style:name="P67" style:family="paragraph" style:parent-style-name="Standard" style:list-style-name="L9">
      <loext:graphic-properties draw:fill="none"/>
      <style:paragraph-properties fo:text-align="start" style:justify-single-word="false" fo:background-color="transparent"/>
      <style:text-properties officeooo:rsid="003156fc" officeooo:paragraph-rsid="00348f3f"/>
    </style:style>
    <style:style style:name="P68" style:family="paragraph" style:parent-style-name="Standard">
      <loext:graphic-properties draw:fill="none"/>
      <style:paragraph-properties fo:text-align="start" style:justify-single-word="false" fo:background-color="transparent"/>
      <style:text-properties officeooo:rsid="003156fc" officeooo:paragraph-rsid="00348f3f"/>
    </style:style>
    <style:style style:name="P6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officeooo:rsid="003156fc" officeooo:paragraph-rsid="002f39eb" style:font-size-asian="31.5pt" style:font-size-complex="36pt"/>
    </style:style>
    <style:style style:name="P7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officeooo:rsid="00348f3f" officeooo:paragraph-rsid="00348f3f" style:font-size-asian="31.5pt" style:font-size-complex="36pt"/>
    </style:style>
    <style:style style:name="P7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officeooo:rsid="004107ab" officeooo:paragraph-rsid="004107ab" style:font-size-asian="31.5pt" style:font-size-complex="36pt"/>
    </style:style>
    <style:style style:name="P7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364875" officeooo:paragraph-rsid="00364875"/>
    </style:style>
    <style:style style:name="P73" style:family="paragraph" style:parent-style-name="Text_20_body">
      <style:paragraph-properties fo:margin-left="0.0138in" fo:margin-right="0in" fo:margin-top="0.0071in" fo:margin-bottom="0in" style:contextual-spacing="false" fo:text-indent="0in" style:auto-text-indent="false"/>
      <style:text-properties officeooo:paragraph-rsid="001cb4ca"/>
    </style:style>
    <style:style style:name="P74" style:family="paragraph" style:parent-style-name="Text_20_body">
      <style:paragraph-properties fo:margin-left="0.0417in" fo:margin-right="0in" fo:margin-top="0.0071in" fo:margin-bottom="0in" style:contextual-spacing="false" fo:text-indent="0in" style:auto-text-indent="false"/>
    </style:style>
    <style:style style:name="P75" style:family="paragraph" style:parent-style-name="Text_20_body">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variant="normal" fo:text-transform="none" fo:color="#2a2a2a" loext:opacity="100%" style:font-name="Liberation Serif" fo:font-size="12pt" fo:letter-spacing="normal" fo:font-style="normal" style:text-underline-style="none" fo:font-weight="normal" officeooo:rsid="002b583c" officeooo:paragraph-rsid="003c9bd7" style:font-size-asian="12pt" style:font-weight-asian="bold" style:font-size-complex="12pt" style:font-weight-complex="bold"/>
    </style:style>
    <style:style style:name="P76" style:family="paragraph" style:parent-style-name="Text_20_body" style:list-style-name="L10">
      <style:text-properties officeooo:paragraph-rsid="003eb6b3"/>
    </style:style>
    <style:style style:name="P77" style:family="paragraph" style:parent-style-name="Text_20_body" style:list-style-name="L10">
      <style:text-properties officeooo:paragraph-rsid="003c9bd7"/>
    </style:style>
    <style:style style:name="P78" style:family="paragraph" style:parent-style-name="Text_20_body">
      <style:text-properties fo:font-weight="bold" officeooo:paragraph-rsid="003c9bd7" style:font-weight-asian="bold" style:font-weight-complex="bold"/>
    </style:style>
    <style:style style:name="P79" style:family="paragraph">
      <loext:graphic-properties draw:fill="none"/>
      <style:paragraph-properties fo:text-align="start"/>
      <style:text-properties fo:font-size="18pt"/>
    </style:style>
    <style:style style:name="P80" style:family="paragraph">
      <loext:graphic-properties draw:fill="solid" draw:fill-color="#000000"/>
      <style:paragraph-properties fo:text-align="start"/>
      <style:text-properties fo:font-size="18pt"/>
    </style:style>
    <style:style style:name="T1" style:family="text">
      <style:text-properties fo:font-size="10pt" style:font-size-asian="10pt"/>
    </style:style>
    <style:style style:name="T2" style:family="text">
      <style:text-properties fo:font-size="10pt" officeooo:rsid="001d39b4" style:font-size-asian="10pt"/>
    </style:style>
    <style:style style:name="T3" style:family="text">
      <style:text-properties fo:font-size="10pt" officeooo:rsid="001d04cb" style:font-size-asian="10pt"/>
    </style:style>
    <style:style style:name="T4" style:family="text">
      <style:text-properties fo:font-size="10pt" officeooo:rsid="001e551d" style:font-size-asian="10pt"/>
    </style:style>
    <style:style style:name="T5" style:family="text">
      <style:text-properties officeooo:rsid="001cb4ca"/>
    </style:style>
    <style:style style:name="T6" style:family="text">
      <style:text-properties fo:font-size="36pt" fo:font-weight="bold" style:font-size-asian="36pt" style:font-weight-asian="bold" style:font-size-complex="36pt" style:font-weight-complex="bold"/>
    </style:style>
    <style:style style:name="T7" style:family="text">
      <style:text-properties fo:font-size="36pt" fo:font-weight="bold" officeooo:rsid="00255b55" style:font-size-asian="36pt" style:font-weight-asian="bold" style:font-size-complex="36pt" style:font-weight-complex="bold"/>
    </style:style>
    <style:style style:name="T8" style:family="text">
      <style:text-properties fo:font-weight="bold" style:font-weight-asian="bold" style:font-weight-complex="bold"/>
    </style:style>
    <style:style style:name="T9" style:family="text">
      <style:text-properties fo:font-weight="bold" officeooo:rsid="0030e645" style:font-weight-asian="bold" style:font-weight-complex="bold"/>
    </style:style>
    <style:style style:name="T10" style:family="text">
      <style:text-properties fo:font-weight="bold" officeooo:rsid="0035f4d4" style:font-weight-asian="bold" style:font-weight-complex="bold"/>
    </style:style>
    <style:style style:name="T11" style:family="text">
      <style:text-properties officeooo:rsid="00202254"/>
    </style:style>
    <style:style style:name="T12" style:family="text">
      <style:text-properties officeooo:rsid="0028010d"/>
    </style:style>
    <style:style style:name="T13" style:family="text">
      <style:text-properties officeooo:rsid="0028779d"/>
    </style:style>
    <style:style style:name="T14" style:family="text">
      <style:text-properties officeooo:rsid="0029d71b"/>
    </style:style>
    <style:style style:name="T15" style:family="text">
      <style:text-properties fo:font-variant="normal" fo:text-transform="none" fo:color="#000000" loext:opacity="100%" fo:letter-spacing="normal" fo:font-style="normal"/>
    </style:style>
    <style:style style:name="T16" style:family="text">
      <style:text-properties officeooo:rsid="002da652"/>
    </style:style>
    <style:style style:name="T17" style:family="text">
      <style:text-properties fo:font-size="14pt" fo:font-weight="bold" style:font-size-asian="12.25pt" style:font-weight-asian="bold" style:font-size-complex="14pt" style:font-weight-complex="bold"/>
    </style:style>
    <style:style style:name="T18" style:family="text">
      <style:text-properties fo:font-size="14pt" fo:font-weight="bold" officeooo:rsid="0030e645" style:font-size-asian="12.25pt" style:font-weight-asian="bold" style:font-size-complex="14pt" style:font-weight-complex="bold"/>
    </style:style>
    <style:style style:name="T19" style:family="text">
      <style:text-properties fo:font-size="14pt" fo:font-weight="bold" officeooo:rsid="003156fc" style:font-size-asian="12.25pt" style:font-weight-asian="bold" style:font-size-complex="14pt" style:font-weight-complex="bold"/>
    </style:style>
    <style:style style:name="T20" style:family="text">
      <style:text-properties fo:font-size="14pt" style:font-size-asian="12.25pt" style:font-size-complex="14pt"/>
    </style:style>
    <style:style style:name="T21" style:family="text">
      <style:text-properties fo:font-size="14pt" fo:font-weight="normal" style:font-size-asian="12.25pt" style:font-weight-asian="normal" style:font-size-complex="14pt"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388d83"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officeooo:rsid="0027815d" style:font-size-asian="10.5pt"/>
    </style:style>
    <style:style style:name="T27" style:family="text">
      <style:text-properties officeooo:rsid="003abdbb"/>
    </style:style>
    <style:style style:name="T28" style:family="text">
      <style:text-properties officeooo:rsid="003c9bd7"/>
    </style:style>
    <style:style style:name="T29" style:family="text">
      <style:text-properties officeooo:rsid="003eb6b3"/>
    </style:style>
    <style:style style:name="T30" style:family="text">
      <style:text-properties officeooo:rsid="004107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0.2134in" fo:min-width="3.4862in" fo:padding-top="0in" fo:padding-bottom="0in" fo:padding-left="0in" fo:padding-right="0in" fo:wrap-option="wrap" fo:margin-left="0in" fo:margin-right="0.0146in" fo:margin-top="0in" fo:margin-bottom="0.01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134in" fo:min-width="0.2508in" fo:padding-top="0in" fo:padding-bottom="0in" fo:padding-left="0in" fo:padding-right="0in" fo:wrap-option="wrap" fo:margin-left="0in" fo:margin-right="0in" fo:margin-top="0in" fo:margin-bottom="0.01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1819in" fo:min-width="2.98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fill="solid" draw:fill-color="#000000" draw:textarea-vertical-align="top" draw:auto-grow-height="false" fo:min-height="9.6673in" fo:min-width="6.2846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0.1819in" fo:min-width="2.9047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custom-shape text:anchor-type="char" draw:z-index="0" draw:name="AutoShape 33"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 draw:name="Text Box 22" draw:style-name="gr5" draw:text-style-name="P79" svg:width="2.9043in" svg:height="0.1815in" svg:x="4.35in" svg:y="0.7016in"><text:p text:style-name="P3"><text:span text:style-name="T1"><text:s text:c="17"/></text:span><text:span text:style-name="T2">VK H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24" draw:style-name="gr2" draw:text-style-name="P79" svg:width="0.2504in" svg:height="0.213in" svg:x="7.0516in" svg:y="10.8465in"><text:p text:style-name="P1"><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17"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34"/></text:p>
      <text:p text:style-name="P6"><text:span text:style-name="T6">1. INTRODUCTION</text:span></text:p>
      <text:p text:style-name="P7"/>
      <text:p text:style-name="P12">1.1 <text:s/>OVERVIEW OF THE PROJECT</text:p>
      <text:p text:style-name="P8"/>
      <text:p text:style-name="P32">VK Hardware is an buisness firm. The objective of this project is to automate the hardware shoping in to online shopping. <text:s/><text:span text:style-name="T11">A</text:span> fully functional website is developed to make the shopping of the users very easy. <text:span text:style-name="T11">U</text:span>sers can buy the products <text:span text:style-name="T11">at any time since this is an online shopping platform. It also helps the users to buy the products according to the market price. </text:span><draw:custom-shape text:anchor-type="char" draw:z-index="8" draw:name="AutoShape 2"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9" draw:name="Text Box 4"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 Box 5" draw:style-name="gr2" draw:text-style-name="P79" svg:width="0.2504in" svg:height="0.213in" svg:x="7.0516in" svg:y="10.8465in"><text:p text:style-name="P1"><text:page-number text:select-page="current">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6"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10"/>
      <text:p text:style-name="P10"/>
      <text:p text:style-name="P10"/>
      <text:p text:style-name="P10"/>
      <text:p text:style-name="P10"/>
      <text:p text:style-name="P10"/>
      <text:p text:style-name="P10"><draw:custom-shape text:anchor-type="char" draw:z-index="12" draw:name="AutoShape 3"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3" draw:name="Text Box 7"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8" draw:style-name="gr2" draw:text-style-name="P79" svg:width="0.2504in" svg:height="0.213in" svg:x="7.0516in" svg:y="10.8465in"><text:p text:style-name="P1"><text:page-number text:select-page="current">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9"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
      <text:p text:style-name="P11"/>
      <text:p text:style-name="P11"/>
      <text:p text:style-name="P8"/>
      <text:p text:style-name="P8"/>
      <text:p text:style-name="P8"/>
      <text:p text:style-name="P8"/>
      <text:p text:style-name="P8"/>
      <text:p text:style-name="P8"/>
      <text:p text:style-name="P30"><text:span text:style-name="T6">2. </text:span><text:span text:style-name="T6">SYSTEM STUDY</text:span></text:p>
      <text:p text:style-name="P19"><text:span text:style-name="T8"/></text:p>
      <text:p text:style-name="P15"><text:span text:style-name="T8">2.1 BACKGROUND ANALYSIS</text:span></text:p>
      <text:p text:style-name="P28"/>
      <text:p text:style-name="P57"><text:span text:style-name="T15">One major area of wholesale distribution is the Construction Materials Industry. The construction materials industry includes suppliers of the raw materials used by construction firms when building commercial and residential properties. This means that basic materials such as brick, stone, concrete and cement in addition to wood, lumber, wood paneling and mill work products fall into this category. </text:span>This is a competative field <text:span text:style-name="T12">were a lot of dealers are in the market for buisness.</text:span></text:p>
      <text:p text:style-name="P56"/>
      <text:p text:style-name="P56"/>
      <text:p text:style-name="P56"/>
      <text:p text:style-name="P56"><draw:custom-shape text:anchor-type="char" draw:z-index="16" draw:name="AutoShape 4"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7" draw:name="Text Box 10"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11" draw:style-name="gr2" draw:text-style-name="P79" svg:width="0.2504in" svg:height="0.213in" svg:x="7.0516in" svg:y="10.8465in"><text:p text:style-name="P1"><text:page-number text:select-page="current">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12"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2.2 EXISTING SYSTEM</text:p>
      <text:p text:style-name="P59"/>
      <text:p text:style-name="P58">The exisiting system <text:s/>contains the dealers taking the materials form the company and sell it to the customers according<text:span text:style-name="T13">ly. There are times when the avilabilty of the raw materials, pricehike,transportation cost, strike affects the business. </text:span></text:p>
      <text:p text:style-name="P16"><text:span text:style-name="T8"/></text:p>
      <text:p text:style-name="P15"><text:span text:style-name="T8"/></text:p>
      <text:p text:style-name="P15"><text:span text:style-name="T8"/></text:p>
      <text:p text:style-name="P17"><text:span text:style-name="T8">2.3 PROPOSED SYSTEM</text:span></text:p>
      <text:p text:style-name="P17"><text:span text:style-name="T8"/></text:p>
      <text:p text:style-name="P35">In an online shopping era we are changing the market not just to a native area but to a wider area were a lot <text:s/>of busy customers are awating for the change. Through the online shop <text:span text:style-name="T14">customerscan choose their product without vising the shop. It also help the contracters as well as the customers who buy in bulk. Discounts and categories of the products can be seen through the catlog. The customers can navigate throught the products and find out the prices <text:s/>for each of the available brands. <text:s/></text:span><text:span text:style-name="T16">An online payment gateway manages the online transactions on each purchase .Tracking system is available for the customer to check the prouduct checkout.</text:span></text:p>
      <text:p text:style-name="P35"/>
      <text:p text:style-name="P14">2.4 TECHNOLOGIES USED</text:p>
      <text:p text:style-name="P14"/>
      <text:p text:style-name="P36">The technologies used for this project is following</text:p>
      <text:p text:style-name="P36"/>
      <text:p text:style-name="P36">Backend:</text:p>
      <text:p text:style-name="P36"><text:tab/>Mysql</text:p>
      <text:p text:style-name="P36"><text:tab/>Python (Django )</text:p>
      <text:p text:style-name="P36"/>
      <text:p text:style-name="P36">Frontend:</text:p>
      <text:p text:style-name="P36"><text:tab/>HTML</text:p>
      <text:p text:style-name="P36"><text:tab/>CSS</text:p>
      <text:p text:style-name="P36"><text:tab/>JS</text:p>
      <text:p text:style-name="P36"><text:tab/>Bootstrap</text:p>
      <text:p text:style-name="P35"/>
      <text:p text:style-name="P35"/>
      <text:p text:style-name="P31"><text:span text:style-name="T8"/></text:p>
      <text:p text:style-name="P48"><text:soft-page-break/><text:span text:style-name="T24"/></text:p>
      <text:p text:style-name="P50"><text:span text:style-name="T24">Mysql:</text:span></text:p>
      <text:p text:style-name="P38">MySQL is a relational database management system (RDBMS) developed by Oracle that is based on structured query language (SQL).</text:p>
      <text:p text:style-name="P48"><text:span text:style-name="T24"/></text:p>
      <text:p text:style-name="P48"><text:span text:style-name="T24"/></text:p>
      <text:p text:style-name="P48"><text:span text:style-name="T24">Python</text:span>:</text:p>
      <text:p text:style-name="P37">Python is a general purpose and high-level programming language. You can use Python for developing desktop GUI applications, websites and web applications. Also, Python, as a high- level programming language, allows you to focus on core functionality of the application by taking care of common programming tasks. The simple syntax rules of the programming language further make it easier for you to keep the code base readable and application maintainable. There are also a number of reasons why you should prefer Python to other programming languages.</text:p>
      <text:p text:style-name="P37"/>
      <text:p text:style-name="P33">Django<text:span text:style-name="T25">:</text:span></text:p>
      <text:p text:style-name="P37">Django is a high-level Python Web framework that encourages rapid development and clean pragmatic design. A Web framework is a set of components that provide a standard way to develop websites fast and easily. Django’s primary goal is to ease the creation of complex database-driven websites.</text:p>
      <text:p text:style-name="P37"/>
      <text:p text:style-name="P33">HTML<text:span text:style-name="T25">:</text:span></text:p>
      <text:p text:style-name="P37">Hypertext Markup Language is the standard markup language for documents designed to be displayed in a web browser. It can be assisted by technologies such as Cascading Style Sheets and scripting languages such as JavaScript, ASP and PHP.</text:p>
      <text:p text:style-name="P37"/>
      <text:p text:style-name="P49"><text:span text:style-name="T24">CSS</text:span>:</text:p>
      <text:p text:style-name="P37">Cascading Style Sheets is a style sheet language used for describing the presentation of a document written in a markup language like HTML. CSS is a cornerstone technology of the World Wide Web, alongside HTML and JavaScript.</text:p>
      <text:p text:style-name="P6"><draw:custom-shape text:anchor-type="char" draw:z-index="24" draw:name="AutoShape 6"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25" draw:name="Text Box 16"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18" draw:style-name="gr2" draw:text-style-name="P79" svg:width="0.2504in" svg:height="0.213in" svg:x="7.0516in" svg:y="10.8465in"><text:p text:style-name="P1"><text:page-number text:select-page="current">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19"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p>
      <text:p text:style-name="P62"><text:span text:style-name="T6"/></text:p>
      <text:p text:style-name="P6"><text:span text:style-name="T6"/></text:p>
      <text:p text:style-name="P6"><text:span text:style-name="T6"/></text:p>
      <text:p text:style-name="P6"><text:soft-page-break/><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72"><draw:custom-shape text:anchor-type="char" draw:z-index="28" draw:name="AutoShape 8"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29" draw:name="Text Box 25"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26" draw:style-name="gr2" draw:text-style-name="P79" svg:width="0.2504in" svg:height="0.213in" svg:x="7.0516in" svg:y="10.8465in"><text:p text:style-name="P1"><text:page-number text:select-page="current">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27"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SYSTEM ANALYSIS</text:span></text:p>
      <text:p text:style-name="P25"><text:span text:style-name="T9"/></text:p>
      <text:p text:style-name="P18"><draw:custom-shape text:anchor-type="char" draw:z-index="4" draw:name="AutoShape 1"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 draw:name="Text Box 1"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2" draw:style-name="gr2" draw:text-style-name="P79" svg:width="0.2504in" svg:height="0.213in" svg:x="7.0516in" svg:y="10.8465in"><text:p text:style-name="P1"><text:page-number text:select-page="current">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3"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AutoShape 5"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21" draw:name="Text Box 13"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14" draw:style-name="gr2" draw:text-style-name="P79" svg:width="0.2504in" svg:height="0.213in" svg:x="7.0516in" svg:y="10.8465in"><text:p text:style-name="P1"><text:page-number text:select-page="current">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15"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3.1 </text:span><text:span text:style-name="T9">F</text:span><text:span text:style-name="T8">EASIBILITY STUDY</text:span></text:p>
      <text:p text:style-name="P18"><text:span text:style-name="T8"/></text:p>
      <text:p text:style-name="P18"><text:span text:style-name="T8"/></text:p>
      <text:p text:style-name="P54"><text:span text:style-name="T8">Technical Feasibility:</text:span></text:p>
      <text:p text:style-name="P47">The project is technically able to <text:s/>fulfill all the requirements as well as the ability to implement it in a industrial basis. The users should be able to access the website bug free and easy accessable . <text:span text:style-name="T26">The project requires the development of a user-friendly e-commerce platform that displays products, allows customers to filter and sort products, and provides a secure online payment system. </text:span></text:p>
      <text:p text:style-name="P27"><text:span text:style-name="T8"/></text:p>
      <text:p text:style-name="P54"><text:span text:style-name="T8">Ecnomic Feasibility:</text:span></text:p>
      <text:p text:style-name="P55"><text:span text:style-name="T22">The project is ecnomically feasible if the maintainanc</text:span><text:span text:style-name="T23">e </text:span><text:span text:style-name="T22">part an</text:span><text:span text:style-name="T23">d </text:span><text:span text:style-name="T22">development part is completed according </text:span><text:span text:style-name="T23">to the budget. </text:span><text:span text:style-name="T22"><text:s/></text:span></text:p>
      <text:p text:style-name="P27"><text:span text:style-name="T8"/></text:p>
      <text:p text:style-name="P54"><text:span text:style-name="T8">Operational Feasibility:</text:span></text:p>
      <text:p text:style-name="P39">The operational feasibility of the project refers to whether the project can be integrated into the existing business operations of the organization. The project requires the establishment of a supply chain and logistics system to handle product orders, inventory management, and order fulfillment. </text:p>
      <text:p text:style-name="P27"><text:span text:style-name="T8"/></text:p>
      <text:p text:style-name="P54"><text:span text:style-name="T8">Leagal Feasibility:</text:span></text:p>
      <text:p text:style-name="P27"><text:span text:style-name="T8"/></text:p>
      <text:p text:style-name="P39">The legal feasibility of the project refers to whether the project can be implemented in with existing laws and regulations. The project must <text:span text:style-name="T27">ac</text:span>comply with laws related to online transactions, data privacy, and consumer protection. The development and operation of the website will be <text:span text:style-name="T27">conducted by satisfying the lawpersuits.</text:span></text:p>
      <text:p text:style-name="P27"><text:span text:style-name="T8"/></text:p>
      <text:p text:style-name="P27"><text:span text:style-name="T8"/></text:p>
      <text:p text:style-name="P40">Based on the feasibility studies, the project is technically, economically, operationally, and legally feasible. Therefore, the <text:span text:style-name="T28">VK Hardware Online shopping</text:span> website project is valuable investment for the organization.</text:p>
      <text:p text:style-name="P27"><text:span text:style-name="T8"/></text:p>
      <text:p text:style-name="P27"><text:span text:style-name="T8"/></text:p>
      <text:p text:style-name="P27"><text:span text:style-name="T8"/></text:p>
      <text:p text:style-name="P13">3.2 REQUIREMENT SPECIFICATION</text:p>
      <text:p text:style-name="P75"><text:span text:style-name="T28">The</text:span> process of jotting down all the system and user requirements in the form of a document. These requirements must be clear, complete, comprehensive, and consistent. </text:p>
      <text:p text:style-name="P78"><text:span text:style-name="T28">Functional Requiremnets :</text:span></text:p>
      <text:list xml:id="list1468771169" text:style-name="L10">
        <text:list-item>
          <text:p text:style-name="P77"><text:span text:style-name="T28">The webite must be fully functional and user friendly. Users of any type must be able to use the website without hassle.</text:span></text:p>
        </text:list-item>
        <text:list-item>
          <text:p text:style-name="P76"><text:span text:style-name="T28">The </text:span><text:span text:style-name="T29">website should allow to view a quality images of the products .Must contain a navihgation system.</text:span></text:p>
        </text:list-item>
        <text:list-item>
          <text:p text:style-name="P76"><text:span text:style-name="T29">The website should make users able to add products ,remove the products ,view orders,</text:span><text:span text:style-name="T30">write review, track the orders.</text:span></text:p>
        </text:list-item>
        <text:list-item>
          <text:p text:style-name="P76"><text:span text:style-name="T29">The user must be able to pay through a standard payment geteway <text:s/>with provides data security.</text:span></text:p>
        </text:list-item>
        <text:list-item>
          <text:p text:style-name="P41">The website should provide customers with order confirmation and delivery tracking information.</text:p>
        </text:list-item>
        <text:list-item>
          <text:p text:style-name="P41">The website should allow customers to leave reviews and ratings for products they have purchased.</text:p>
        </text:list-item>
      </text:list>
      <text:p text:style-name="P43"/>
      <text:p text:style-name="P51">Non-Functional Requirements:</text:p>
      <text:list xml:id="list702305572" text:style-name="L12">
        <text:list-item>
          <text:p text:style-name="P45">The website should be responsive and accessible on different devices such as desktops, laptops, tablets, and smartphones.</text:p>
        </text:list-item>
        <text:list-item>
          <text:p text:style-name="P45">The website should have a fast loading speed to ensure a smooth user experience.</text:p>
        </text:list-item>
        <text:list-item>
          <text:p text:style-name="P45">The website should provide a reliable and secure online payment system to protect customer information and prevent fraud.</text:p>
        </text:list-item>
        <text:list-item>
          <text:p text:style-name="P45">The website should comply with data privacy laws and regulations to protect customer data and information.</text:p>
        </text:list-item>
      </text:list>
      <text:p text:style-name="P44"/>
      <text:p text:style-name="P52">Design Requirements:</text:p>
      <text:list xml:id="list3583818029" text:style-name="L13">
        <text:list-item>
          <text:p text:style-name="P46">The website should contain a simple and standard UI design </text:p>
        </text:list-item>
        <text:list-item>
          <text:p text:style-name="P46">Forms and google map integration should be included in the website.</text:p>
        </text:list-item>
        <text:list-item>
          <text:p text:style-name="P46">High quiality images should included <text:s/>and page navigation must be user friendly.</text:p>
        </text:list-item>
      </text:list>
      <text:p text:style-name="P53"/>
      <text:list xml:id="list3210476756803" text:continue-list="list1468771169" text:style-name="L10">
        <text:list-header>
          <text:p text:style-name="P42"><draw:custom-shape text:anchor-type="char" draw:z-index="36" draw:name="AutoShape 10"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37" draw:name="Text Box 31"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32" draw:style-name="gr2" draw:text-style-name="P79" svg:width="0.2504in" svg:height="0.213in" svg:x="7.0516in" svg:y="10.8465in"><text:p text:style-name="P1"><text:page-number text:select-page="current">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33"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6"><text:line-break/></text:p>
        </text:list-header>
      </text:list>
      <text:p text:style-name="P34"><text:span text:style-name="T8"/></text:p>
      <text:p text:style-name="P26"><text:soft-page-break/><text:span text:style-name="T8"><text:tab/></text:span></text:p>
      <text:p text:style-name="P69"><text:span text:style-name="T8"/></text:p>
      <text:p text:style-name="P69"><text:span text:style-name="T8"/></text:p>
      <text:p text:style-name="P69"><text:span text:style-name="T8"/></text:p>
      <text:p text:style-name="P69"><text:span text:style-name="T8"/></text:p>
      <text:p text:style-name="P69"><text:span text:style-name="T8"/></text:p>
      <text:p text:style-name="P71"><text:span text:style-name="T8"/></text:p>
      <text:p text:style-name="P69"><text:span text:style-name="T8"/></text:p>
      <text:p text:style-name="P71"><text:span text:style-name="T8">4.SYSTEM DESIGN</text:span></text:p>
      <text:p text:style-name="P70"><text:span text:style-name="T10"/></text:p>
      <text:p text:style-name="P64"><text:span text:style-name="T17"><text:tab/><text:tab/></text:span></text:p>
      <text:p text:style-name="P21"><text:span text:style-name="T8"><text:tab/></text:span></text:p>
      <text:list xml:id="list3492928118" text:style-name="L1">
        <text:list-header>
          <text:p text:style-name="P22"><draw:custom-shape text:anchor-type="char" draw:z-index="32" draw:name="AutoShape 9"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33" draw:name="Text Box 28"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 Box 29" draw:style-name="gr2" draw:text-style-name="P79" svg:width="0.2504in" svg:height="0.213in" svg:x="7.0516in" svg:y="10.8465in"><text:p text:style-name="P1"><text:page-number text:select-page="current">9</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Box 30"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ext:p>
        </text:list-header>
      </text:list>
      <text:p text:style-name="P23"><text:span text:style-name="T8"/></text:p>
      <text:p text:style-name="P24"><draw:custom-shape text:anchor-type="char" draw:z-index="40" draw:name="AutoShape 7" draw:style-name="gr4" draw:text-style-name="P8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41" draw:name="Text Box 20" draw:style-name="gr3" draw:text-style-name="P7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 draw:name="Text Box 21" draw:style-name="gr2" draw:text-style-name="P79" svg:width="0.2504in" svg:height="0.213in" svg:x="7.0516in" svg:y="10.8465in"><text:p text:style-name="P1"><text:page-number text:select-page="current">1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 draw:name="Text Box 23" draw:style-name="gr1" draw:text-style-name="P79" svg:width="3.4858in" svg:height="0.213in" svg:x="0.9008in" svg:y="10.8528in"><text:p text:style-name="P73"><text:span text:style-name="T5">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herif" svg:font-family="'Liberation Sh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98in" fo:margin-bottom="0.7811in" fo:margin-left="1.0854in" fo:margin-right="1.054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1:25:46.565686370</meta:creation-date>
    <dc:date>2023-02-28T00:30:59.347477559</dc:date>
    <meta:editing-duration>PT1H1M6S</meta:editing-duration>
    <meta:editing-cycles>19</meta:editing-cycles>
    <meta:generator>LibreOffice/7.3.7.2$Linux_X86_64 LibreOffice_project/30$Build-2</meta:generator>
    <meta:document-statistic meta:table-count="0" meta:image-count="0" meta:object-count="0" meta:page-count="10" meta:paragraph-count="100" meta:word-count="1122" meta:character-count="7191" meta:non-whitespace-character-count="6089"/>
  </office:meta>
</office:document-meta>
</file>